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099cm"/>
    </style:style>
    <style:style style:name="co3" style:family="table-column">
      <style:table-column-properties fo:break-before="auto" style:column-width="3.3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dcff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37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row table:style-name="ro1" table:number-rows-repeated="4"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1" office:value-type="string">
            <text:p>S.No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Status</text:p>
          </table:table-cell>
        </table:table-row>
        <table:table-row table:style-name="ro2">
          <table:table-cell table:number-columns-repeated="3"/>
          <table:table-cell office:value-type="float" office:value="1">
            <text:p>1</text:p>
          </table:table-cell>
          <table:table-cell office:value-type="date" office:date-value="2016-09-12">
            <text:p>12/09/16</text:p>
          </table:table-cell>
          <table:table-cell office:value-type="string">
            <text:p>Gitlab Study and</text:p>
            <text:p>Gitlab installation.</text:p>
          </table:table-cell>
          <table:table-cell office:value-type="string">
            <text:p>Completed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date" office:date-value="2016-09-13">
            <text:p>13/09/16</text:p>
          </table:table-cell>
          <table:table-cell office:value-type="string">
            <text:p>Gitlab configuration and gitlab document prepared </text:p>
          </table:table-cell>
          <table:table-cell office:value-type="string">
            <text:p>Completed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date" office:date-value="2016-09-14">
            <text:p>14/09/16</text:p>
          </table:table-cell>
          <table:table-cell office:value-type="string">
            <text:p>LDAP Study and intregation </text:p>
          </table:table-cell>
          <table:table-cell office:value-type="string">
            <text:p>Completed</text:p>
          </table:table-cell>
        </table:table-row>
        <table:table-row table:style-name="ro2">
          <table:table-cell table:number-columns-repeated="3"/>
          <table:table-cell office:value-type="float" office:value="4">
            <text:p>4</text:p>
          </table:table-cell>
          <table:table-cell office:value-type="date" office:date-value="2016-09-16">
            <text:p>16/09/16</text:p>
          </table:table-cell>
          <table:table-cell office:value-type="string">
            <text:p>LDAP intregation and</text:p>
            <text:p>User creation issues,vms_va build work </text:p>
          </table:table-cell>
          <table:table-cell office:value-type="string">
            <text:p>Pending </text:p>
            <text:p>User authentication</text:p>
          </table:table-cell>
        </table:table-row>
        <table:table-row table:style-name="ro2">
          <table:table-cell table:number-columns-repeated="3"/>
          <table:table-cell office:value-type="float" office:value="5">
            <text:p>5</text:p>
          </table:table-cell>
          <table:table-cell office:value-type="date" office:date-value="2016-09-19">
            <text:p>19/09/16</text:p>
          </table:table-cell>
          <table:table-cell office:value-type="string">
            <text:p>BEL_VMS project full backup is restored in gitlab</text:p>
            <text:p>SMTP server install and configured in ubuntu server</text:p>
          </table:table-cell>
          <table:table-cell office:value-type="string">
            <text:p>Completed</text:p>
          </table:table-cell>
        </table:table-row>
        <table:table-row table:style-name="ro2">
          <table:table-cell table:number-columns-repeated="3"/>
          <table:table-cell office:value-type="float" office:value="6">
            <text:p>6</text:p>
          </table:table-cell>
          <table:table-cell office:value-type="date" office:date-value="2016-09-20">
            <text:p>20/09/16</text:p>
          </table:table-cell>
          <table:table-cell office:value-type="string">
            <text:p>Jenkins installed and configured in ubuntu and creating</text:p>
            <text:p>Windows slave .Prepared jenkins document </text:p>
          </table:table-cell>
          <table:table-cell office:value-type="string">
            <text:p>Completed</text:p>
          </table:table-cell>
        </table:table-row>
        <table:table-row table:style-name="ro3">
          <table:table-cell table:number-columns-repeated="3"/>
          <table:table-cell office:value-type="float" office:value="7">
            <text:p>7</text:p>
          </table:table-cell>
          <table:table-cell office:value-type="date" office:date-value="2016-09-21">
            <text:p>21/09/16</text:p>
          </table:table-cell>
          <table:table-cell office:value-type="string">
            <text:p>windows and ubuntu is installation and configuration of the following.</text:p>
            <text:p><text:s/>- Jdk</text:p>
            <text:p><text:s/>- Git</text:p>
            <text:p><text:s/>- Cmake</text:p>
            <text:p><text:s/>- Maven</text:p>
            <text:p>gitlab command document prepared</text:p>
            <text:p/>
          </table:table-cell>
          <table:table-cell office:value-type="string">
            <text:p>Completed</text:p>
          </table:table-cell>
        </table:table-row>
        <table:table-row table:style-name="ro3">
          <table:table-cell table:number-columns-repeated="3"/>
          <table:table-cell office:value-type="float" office:value="8">
            <text:p>8</text:p>
          </table:table-cell>
          <table:table-cell office:value-type="date" office:date-value="2016-09-22">
            <text:p>22/09/16</text:p>
          </table:table-cell>
          <table:table-cell office:value-type="string">
            <text:p/>
            <text:p><text:s/>The following <text:s/>components are build</text:p>
            <text:p><text:s/>- Management server</text:p>
            <text:p><text:s/>- Streaming server</text:p>
            <text:p><text:s/>- Desktop client</text:p>
            <text:p><text:s/>- Management client</text:p>
            <text:p>Web UI on win slave</text:p>
          </table:table-cell>
          <table:table-cell office:value-type="string">
            <text:p>Completed</text:p>
          </table:table-cell>
        </table:table-row>
        <table:table-row table:style-name="ro2">
          <table:table-cell table:number-columns-repeated="3"/>
          <table:table-cell office:value-type="float" office:value="9">
            <text:p>9</text:p>
          </table:table-cell>
          <table:table-cell office:value-type="date" office:date-value="2016-09-23">
            <text:p>23/09/16</text:p>
          </table:table-cell>
          <table:table-cell office:value-type="string">
            <text:p>Sonarqueb study</text:p>
            <text:p>Sonarqueb installation and configuaration on windows.</text:p>
          </table:table-cell>
          <table:table-cell office:value-type="string">
            <text:p>Some configuration </text:p>
            <text:p>Issues.</text:p>
          </table:table-cell>
        </table:table-row>
        <table:table-row table:style-name="ro2">
          <table:table-cell table:number-columns-repeated="3"/>
          <table:table-cell office:value-type="float" office:value="10">
            <text:p>10</text:p>
          </table:table-cell>
          <table:table-cell office:value-type="date" office:date-value="2016-09-25">
            <text:p>25/09/16</text:p>
          </table:table-cell>
          <table:table-cell office:value-type="string">
            <text:p>Klockwork study </text:p>
            <text:p>Apache tomcat server document prepared </text:p>
          </table:table-cell>
          <table:table-cell office:value-type="string">
            <text:p>In progress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date" office:date-value="2016-09-26">
            <text:p>26/09/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26/09/2016</text:date>, <text:time>16:1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5M26S</meta:editing-duration>
    <meta:editing-cycles>3</meta:editing-cycles>
    <meta:generator>OpenOffice.org/3.4$Win32 OpenOffice.org_project/340m1$Build-9590</meta:generator>
    <dc:date>2016-09-26T16:12:01.63</dc:date>
    <meta:document-statistic meta:table-count="3" meta:cell-count="47" meta:object-count="0"/>
    <meta:user-defined meta:name="Info 1"/>
    <meta:user-defined meta:name="Info 2"/>
    <meta:user-defined meta:name="Info 3"/>
    <meta:user-defined meta:name="Info 4"/>
  </office:meta>
</office:document-meta>
</file>